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.531cm" table:align="left"/>
    </style:style>
    <style:style style:name="Tabla1.A" style:family="table-column">
      <style:table-column-properties style:column-width="3.671cm"/>
    </style:style>
    <style:style style:name="Tabla1.B" style:family="table-column">
      <style:table-column-properties style:column-width="4.443cm"/>
    </style:style>
    <style:style style:name="Tabla1.C" style:family="table-column">
      <style:table-column-properties style:column-width="7.417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6.999cm" table:align="left"/>
    </style:style>
    <style:style style:name="Tabla2.A" style:family="table-column">
      <style:table-column-properties style:column-width="3.667cm"/>
    </style:style>
    <style:style style:name="Tabla2.B" style:family="table-column">
      <style:table-column-properties style:column-width="3.552cm"/>
    </style:style>
    <style:style style:name="Tabla2.C" style:family="table-column">
      <style:table-column-properties style:column-width="4.454cm"/>
    </style:style>
    <style:style style:name="Tabla2.D" style:family="table-column">
      <style:table-column-properties style:column-width="5.325cm"/>
    </style:style>
    <style:style style:name="Tabla2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8"/>
    <style:style style:name="P13" style:family="paragraph" style:parent-style-name="Text_20_body" style:list-style-name="L19"/>
    <style:style style:name="P14" style:family="paragraph" style:parent-style-name="Text_20_body" style:list-style-name="L20"/>
    <style:style style:name="P15" style:family="paragraph" style:parent-style-name="Text_20_body" style:list-style-name="L21"/>
    <style:style style:name="P16" style:family="paragraph" style:parent-style-name="Text_20_body" style:list-style-name="L22"/>
    <style:style style:name="P17" style:family="paragraph" style:parent-style-name="Text_20_body" style:list-style-name="L23"/>
    <style:style style:name="P18" style:family="paragraph" style:parent-style-name="Text_20_body" style:list-style-name="L24"/>
    <style:style style:name="P19" style:family="paragraph" style:parent-style-name="Text_20_body" style:list-style-name="L25"/>
    <style:style style:name="P20" style:family="paragraph" style:parent-style-name="Text_20_body" style:list-style-name="L26"/>
    <style:style style:name="P21" style:family="paragraph" style:parent-style-name="Text_20_body" style:list-style-name="L27"/>
    <style:style style:name="P22" style:family="paragraph" style:parent-style-name="Text_20_body" style:list-style-name="L28"/>
    <style:style style:name="P23" style:family="paragraph" style:parent-style-name="Text_20_body" style:list-style-name="L29"/>
    <style:style style:name="P24" style:family="paragraph" style:parent-style-name="Text_20_body" style:list-style-name="L30"/>
    <style:style style:name="P25" style:family="paragraph" style:parent-style-name="Text_20_body" style:list-style-name="L31"/>
    <style:style style:name="P26" style:family="paragraph" style:parent-style-name="Text_20_body" style:list-style-name="L32"/>
    <style:style style:name="P27" style:family="paragraph" style:parent-style-name="Text_20_body" style:list-style-name="L33"/>
    <style:style style:name="P28" style:family="paragraph" style:parent-style-name="Text_20_body" style:list-style-name="L34"/>
    <style:style style:name="P29" style:family="paragraph" style:parent-style-name="Text_20_body" style:list-style-name="L35"/>
    <style:style style:name="P30" style:family="paragraph" style:parent-style-name="Text_20_body" style:list-style-name="L36"/>
    <style:style style:name="P31" style:family="paragraph" style:parent-style-name="Text_20_body" style:list-style-name="L37"/>
    <style:style style:name="P32" style:family="paragraph" style:parent-style-name="Text_20_body" style:list-style-name="L38"/>
    <style:style style:name="P33" style:family="paragraph" style:parent-style-name="Text_20_body" style:list-style-name="L39"/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amos a basar las respuestas del ejercicio sobre la siguiente PYME</text:p>
      <text:p text:style-name="Standard"/>
      <text:h text:style-name="Heading_20_3" text:outline-level="3"><text:span text:style-name="Strong_20_Emphasis">Descripción de la Pyme</text:span></text:h>
      <text:p text:style-name="Text_20_body"><text:span text:style-name="Strong_20_Emphasis">Nombre:</text:span> Soluciones EcoIndustriales S.L.<text:line-break/><text:span text:style-name="Strong_20_Emphasis">Sector:</text:span> Fabricación y distribución de productos sostenibles para el sector industrial (piezas recicladas, embalajes ecológicos, consumibles verdes).<text:line-break/><text:span text:style-name="Strong_20_Emphasis">Ubicación:</text:span> Madrid, con delegaciones en Valencia y Sevilla.<text:line-break/><text:span text:style-name="Strong_20_Emphasis">Año de fundación:</text:span> 2018</text:p>
      <text:h text:style-name="Heading_20_3" text:outline-level="3"><text:s/><text:span text:style-name="Strong_20_Emphasis">Tamaño y estructura</text:span></text:h>
      <text:list xml:id="list3964499419550176605" text:style-name="L1">
        <text:list-item>
          <text:p text:style-name="P2"><text:span text:style-name="Strong_20_Emphasis">Número de empleados:</text:span> 38 trabajadores.</text:p>
          <text:list>
            <text:list-item>
              <text:p text:style-name="P2">Administración y finanzas: 4</text:p>
            </text:list-item>
            <text:list-item>
              <text:p text:style-name="P2">Ventas y atención al cliente: 10</text:p>
            </text:list-item>
            <text:list-item>
              <text:p text:style-name="P2">Producción y almacén: 18</text:p>
            </text:list-item>
            <text:list-item>
              <text:p text:style-name="P2">Marketing y comunicación: 3</text:p>
            </text:list-item>
            <text:list-item>
              <text:p text:style-name="P2">Dirección y gestión: 3</text:p>
            </text:list-item>
          </text:list>
        </text:list-item>
      </text:list>
      <text:p text:style-name="Horizontal_20_Line"/>
      <text:h text:style-name="Heading_20_3" text:outline-level="3"><text:span text:style-name="Strong_20_Emphasis">Análisis financiero resumido</text:span></text:h>
      <text:list xml:id="list6143483904001599598" text:style-name="L2">
        <text:list-item>
          <text:p text:style-name="P3"><text:span text:style-name="Strong_20_Emphasis">Facturación anual:</text:span> 3,2 millones de euros (en 2024).</text:p>
        </text:list-item>
        <text:list-item>
          <text:p text:style-name="P3"><text:span text:style-name="Strong_20_Emphasis">Márgenes:</text:span></text:p>
          <text:list>
            <text:list-item>
              <text:p text:style-name="P3">Margen bruto medio: 35%</text:p>
            </text:list-item>
            <text:list-item>
              <text:p text:style-name="P3">Margen neto: 12%</text:p>
            </text:list-item>
          </text:list>
        </text:list-item>
        <text:list-item>
          <text:p text:style-name="P3"><text:span text:style-name="Strong_20_Emphasis">Clientes:</text:span> Empresas B2B del sector industrial y logístico.</text:p>
        </text:list-item>
        <text:list-item>
          <text:p text:style-name="P3"><text:span text:style-name="Strong_20_Emphasis">Proveedores:</text:span> Materiales reciclados y componentes ecológicos, principalmente nacionales.</text:p>
        </text:list-item>
      </text:list>
      <text:p text:style-name="Horizontal_20_Line"/>
      <text:h text:style-name="Heading_20_3" text:outline-level="3"><text:span text:style-name="Strong_20_Emphasis">Infraestructura tecnológica actual (punto de partida)</text:span></text:h>
      <text:list xml:id="list8823933167317876872" text:style-name="L3">
        <text:list-item>
          <text:p text:style-name="P4"><text:span text:style-name="Strong_20_Emphasis">ERP:</text:span> Sistema muy básico en local (contabilidad y stock).</text:p>
        </text:list-item>
        <text:list-item>
          <text:p text:style-name="P4"><text:span text:style-name="Strong_20_Emphasis">CRM:</text:span> No hay solución estructurada; se usa Excel y correos.</text:p>
        </text:list-item>
        <text:list-item>
          <text:p text:style-name="P4"><text:span text:style-name="Strong_20_Emphasis">Documentación:</text:span> Los informes de ventas y RRHH se hacen manualmente en Word y Excel.</text:p>
        </text:list-item>
        <text:list-item>
          <text:p text:style-name="P4"><text:span text:style-name="Strong_20_Emphasis">Correo y colaboraciones:</text:span> Microsoft 365.</text:p>
        </text:list-item>
        <text:list-item>
          <text:p text:style-name="P4"><text:span text:style-name="Strong_20_Emphasis">Nube:</text:span> Uso de OneDrive individual; sin estrategia compartida ni automatización.</text:p>
        </text:list-item>
      </text:list>
      <text:p text:style-name="Horizontal_20_Line"/>
      <text:h text:style-name="Heading_20_3" text:outline-level="3"><text:span text:style-name="Strong_20_Emphasis">Necesidades y objetivos</text:span></text:h>
      <text:list xml:id="list1327954372446942958" text:style-name="L4">
        <text:list-item>
          <text:p text:style-name="P5">Centralizar la información en un sistema integrado.</text:p>
        </text:list-item>
        <text:list-item>
          <text:p text:style-name="P5"><text:soft-page-break/>Automatizar la generación de informes de ventas y RRHH.</text:p>
        </text:list-item>
        <text:list-item>
          <text:p text:style-name="P5">Mejorar el control de la productividad, las ventas y los márgenes.</text:p>
        </text:list-item>
        <text:list-item>
          <text:p text:style-name="P5">Facilitar la colaboración entre departamentos.</text:p>
        </text:list-item>
        <text:list-item>
          <text:p text:style-name="P5">Implementar analítica visual e informes ejecutivos periódicos.</text:p>
        </text:list-item>
        <text:list-item>
          <text:p text:style-name="P5">Reducir tareas administrativas repetitivas y errores humanos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soft-page-break/>Propuesta de Solución Integrada</text:h>
      <text:h text:style-name="Heading_20_3" text:outline-level="3">1. <text:span text:style-name="Strong_20_Emphasis">ERP: Odoo</text:span></text:h>
      <text:list xml:id="list1835551395355487618" text:style-name="L5">
        <text:list-item>
          <text:p text:style-name="P6"><text:span text:style-name="Strong_20_Emphasis">¿Qué es?</text:span> Plataforma modular de gestión empresarial con funcionalidades para contabilidad, inventario, compras, ventas, RRHH, fabricación, etc.</text:p>
        </text:list-item>
        <text:list-item>
          <text:p text:style-name="P6"><text:span text:style-name="Strong_20_Emphasis">Justificación:</text:span></text:p>
          <text:list>
            <text:list-item>
              <text:p text:style-name="P6"><text:span text:style-name="Strong_20_Emphasis">Modularidad escalable:</text:span> La pyme puede empezar por los módulos que más necesita (Ventas, Inventario, Compras, Contabilidad) e ir ampliando.</text:p>
            </text:list-item>
            <text:list-item>
              <text:p text:style-name="P6"><text:span text:style-name="Strong_20_Emphasis">Coste ajustado:</text:span> Existe una versión Community (gratuita, open-source) y otra Enterprise (de pago). Se adapta bien al presupuesto de una pyme.</text:p>
            </text:list-item>
            <text:list-item>
              <text:p text:style-name="P6"><text:span text:style-name="Strong_20_Emphasis">Integración completa:</text:span> Odoo permite gestionar toda la operativa en una sola plataforma.</text:p>
            </text:list-item>
            <text:list-item>
              <text:p text:style-name="P6"><text:span text:style-name="Strong_20_Emphasis">Localizable:</text:span> Existen módulos adaptados a la legislación española y soporte comunitario en castellano.</text:p>
            </text:list-item>
          </text:list>
        </text:list-item>
      </text:list>
      <text:p text:style-name="Horizontal_20_Line"/>
      <text:h text:style-name="Heading_20_3" text:outline-level="3">2. <text:span text:style-name="Strong_20_Emphasis">CRM: SuiteCRM</text:span></text:h>
      <text:list xml:id="list6124853493411235233" text:style-name="L6">
        <text:list-item>
          <text:p text:style-name="P7"><text:span text:style-name="Strong_20_Emphasis">¿Qué es?</text:span> CRM open-source que permite gestionar contactos, cuentas, oportunidades, tareas, campañas y más.</text:p>
        </text:list-item>
        <text:list-item>
          <text:p text:style-name="P7"><text:span text:style-name="Strong_20_Emphasis">Justificación:</text:span></text:p>
          <text:list>
            <text:list-item>
              <text:p text:style-name="P7"><text:span text:style-name="Strong_20_Emphasis">Orientado a pymes:</text:span> Fácil de desplegar, mantener y personalizar.</text:p>
            </text:list-item>
            <text:list-item>
              <text:p text:style-name="P7"><text:span text:style-name="Strong_20_Emphasis">Complementa a Odoo:</text:span> Aunque Odoo tiene un CRM básico, SuiteCRM tiene más profundidad en la gestión de relaciones con clientes.</text:p>
            </text:list-item>
            <text:list-item>
              <text:p text:style-name="P7"><text:span text:style-name="Strong_20_Emphasis">Seguimiento de oportunidades y clientes potenciales:</text:span> Importante para un equipo comercial de 10 personas.</text:p>
            </text:list-item>
            <text:list-item>
              <text:p text:style-name="P7"><text:span text:style-name="Strong_20_Emphasis">Automatización de marketing y servicio postventa.</text:span></text:p>
            </text:list-item>
          </text:list>
        </text:list-item>
      </text:list>
      <text:p text:style-name="Horizontal_20_Line"/>
      <text:h text:style-name="Heading_20_3" text:outline-level="3">3. <text:span text:style-name="Strong_20_Emphasis">Generación de informes: Metabase</text:span></text:h>
      <text:list xml:id="list9087984731819420718" text:style-name="L7">
        <text:list-item>
          <text:p text:style-name="P8"><text:span text:style-name="Strong_20_Emphasis">¿Qué es?</text:span> Herramienta open-source para la creación de dashboards e informes a partir de bases de datos.</text:p>
        </text:list-item>
        <text:list-item>
          <text:p text:style-name="P8"><text:span text:style-name="Strong_20_Emphasis">Justificación:</text:span></text:p>
          <text:list>
            <text:list-item>
              <text:p text:style-name="P8"><text:span text:style-name="Strong_20_Emphasis">Fácil de usar para usuarios no técnicos:</text:span> Ideal para equipo de dirección, administración y ventas.</text:p>
            </text:list-item>
            <text:list-item>
              <text:p text:style-name="P8"><text:span text:style-name="Strong_20_Emphasis">Visualizaciones claras:</text:span> Tablas, gráficos, KPIs.</text:p>
            </text:list-item>
            <text:list-item>
              <text:p text:style-name="P8"><text:span text:style-name="Strong_20_Emphasis">Consultas rápidas:</text:span> Se conecta directamente a bases de datos (PostgreSQL, MariaDB, etc.).</text:p>
            </text:list-item>
            <text:list-item>
              <text:p text:style-name="P8"><text:span text:style-name="Strong_20_Emphasis">Automatización de informes periódicos por correo electrónico.</text:span></text:p>
            </text:list-item>
          </text:list>
        </text:list-item>
      </text:list>
      <text:p text:style-name="Horizontal_20_Line"/>
      <text:h text:style-name="Heading_20_3" text:outline-level="3"><text:soft-page-break/>4. <text:span text:style-name="Strong_20_Emphasis">Analítica de negocio: Grafana + Prometheus (opcional)</text:span></text:h>
      <text:list xml:id="list2970798265739344457" text:style-name="L8">
        <text:list-item>
          <text:p text:style-name="P9"><text:span text:style-name="Strong_20_Emphasis">¿Qué es?</text:span> Grafana es una plataforma de visualización avanzada que permite el seguimiento de métricas y rendimiento.</text:p>
        </text:list-item>
        <text:list-item>
          <text:p text:style-name="P9"><text:span text:style-name="Strong_20_Emphasis">Justificación:</text:span></text:p>
          <text:list>
            <text:list-item>
              <text:p text:style-name="P9"><text:span text:style-name="Strong_20_Emphasis">Para análisis más técnicos o de rendimiento operativo.</text:span></text:p>
            </text:list-item>
            <text:list-item>
              <text:p text:style-name="P9"><text:span text:style-name="Strong_20_Emphasis">Ideal si se quiere monitorizar procesos productivos o tiempos de respuesta.</text:span></text:p>
            </text:list-item>
            <text:list-item>
              <text:p text:style-name="P9">Complementaria a Metabase, pero no esencial desde el inicio.</text:p>
            </text:list-item>
            <text:list-item>
              <text:p text:style-name="P9">Se puede implementar más adelante si se automatizan más procesos industriales.</text:p>
            </text:list-item>
          </text:list>
        </text:list-item>
      </text:list>
      <text:p text:style-name="Horizontal_20_Line"/>
      <text:h text:style-name="Heading_20_3" text:outline-level="3">5. <text:span text:style-name="Strong_20_Emphasis">Conectividad y automatización:</text:span></text:h>
      <text:list xml:id="list2926491446179110871" text:style-name="L9">
        <text:list-item>
          <text:p text:style-name="P10"><text:span text:style-name="Strong_20_Emphasis">Middleware o conectores:</text:span> Se pueden usar herramientas como <text:span text:style-name="Strong_20_Emphasis">n8n</text:span> (open-source) o <text:span text:style-name="Strong_20_Emphasis">Zapier (versión de pago)</text:span> para integrar SuiteCRM con Odoo, y ambos con Metabase y correos.</text:p>
        </text:list-item>
        <text:list-item>
          <text:p text:style-name="P10"><text:span text:style-name="Strong_20_Emphasis">Base de datos común:</text:span> Centralizar todo en una base relacional (MariaDB o PostgreSQL) para evitar silos de datos.</text:p>
        </text:list-item>
      </text:list>
      <text:p text:style-name="Horizontal_20_Line"/>
      <text:h text:style-name="Heading_20_2" text:outline-level="2"><text:s/>Conclusión</text:h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Table_20_Heading">Categoría</text:p>
            </table:table-cell>
            <table:table-cell table:style-name="Tabla1.A1" office:value-type="string">
              <text:p text:style-name="Table_20_Heading">Herramienta propuesta</text:p>
            </table:table-cell>
            <table:table-cell table:style-name="Tabla1.A1" office:value-type="string">
              <text:p text:style-name="Table_20_Heading">Justificación clave</text:p>
            </table:table-cell>
          </table:table-row>
        </table:table-header-rows>
        <table:table-row>
          <table:table-cell table:style-name="Tabla1.A1" office:value-type="string">
            <text:p text:style-name="Table_20_Contents"><text:span text:style-name="Strong_20_Emphasis">ERP</text:span></text:p>
          </table:table-cell>
          <table:table-cell table:style-name="Tabla1.A1" office:value-type="string">
            <text:p text:style-name="Table_20_Contents">Odoo</text:p>
          </table:table-cell>
          <table:table-cell table:style-name="Tabla1.A1" office:value-type="string">
            <text:p text:style-name="Table_20_Contents">Modular, escalable, legal en España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CRM</text:span></text:p>
          </table:table-cell>
          <table:table-cell table:style-name="Tabla1.A1" office:value-type="string">
            <text:p text:style-name="Table_20_Contents">SuiteCRM</text:p>
          </table:table-cell>
          <table:table-cell table:style-name="Tabla1.A1" office:value-type="string">
            <text:p text:style-name="Table_20_Contents">Potente para ventas, postventa y campañas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Informes</text:span></text:p>
          </table:table-cell>
          <table:table-cell table:style-name="Tabla1.A1" office:value-type="string">
            <text:p text:style-name="Table_20_Contents">Metabase</text:p>
          </table:table-cell>
          <table:table-cell table:style-name="Tabla1.A1" office:value-type="string">
            <text:p text:style-name="Table_20_Contents">Intuitiva, rápida y visual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Analítica avanzada</text:span></text:p>
          </table:table-cell>
          <table:table-cell table:style-name="Tabla1.A1" office:value-type="string">
            <text:p text:style-name="Table_20_Contents">Grafana (opcional)</text:p>
          </table:table-cell>
          <table:table-cell table:style-name="Tabla1.A1" office:value-type="string">
            <text:p text:style-name="Table_20_Contents">Para análisis técnico de procesos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Automatización</text:span></text:p>
          </table:table-cell>
          <table:table-cell table:style-name="Tabla1.A1" office:value-type="string">
            <text:p text:style-name="Table_20_Contents">n8n</text:p>
          </table:table-cell>
          <table:table-cell table:style-name="Tabla1.A1" office:value-type="string">
            <text:p text:style-name="Table_20_Contents">Conexión entre herramientas sin código</text:p>
          </table:table-cell>
        </table:table-row>
      </table:table>
      <text:p text:style-name="Text_20_body">Esta combinación cubre todas las necesidades identificadas en la empresa:</text:p>
      <text:list xml:id="list3251404889295476444" text:style-name="L10">
        <text:list-item>
          <text:p text:style-name="P11">Reducción de tareas manuales</text:p>
        </text:list-item>
        <text:list-item>
          <text:p text:style-name="P11">Centralización de datos</text:p>
        </text:list-item>
        <text:list-item>
          <text:p text:style-name="P11">Mejora de toma de decisiones</text:p>
        </text:list-item>
        <text:list-item>
          <text:p text:style-name="P11">Control de ventas y recursos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soft-page-break/>Elementos adicionales que podemos incluir</text:h>
      <text:h text:style-name="Heading_20_3" text:outline-level="3">1. <text:span text:style-name="Strong_20_Emphasis">Gestión documental centralizada: Nextcloud</text:span></text:h>
      <text:list xml:id="list3969937570469999713" text:style-name="L18">
        <text:list-item>
          <text:p text:style-name="P12"><text:span text:style-name="Strong_20_Emphasis">¿Por qué?</text:span> Aunque Odoo permite adjuntar archivos, no es un gestor documental completo.</text:p>
        </text:list-item>
        <text:list-item>
          <text:p text:style-name="P12"><text:span text:style-name="Strong_20_Emphasis">Ventajas:</text:span></text:p>
          <text:list>
            <text:list-item>
              <text:p text:style-name="P12">Gestión de permisos por departamentos.</text:p>
            </text:list-item>
            <text:list-item>
              <text:p text:style-name="P12">Edición colaborativa de documentos.</text:p>
            </text:list-item>
            <text:list-item>
              <text:p text:style-name="P12">Sincronización en todos los dispositivos.</text:p>
            </text:list-item>
            <text:list-item>
              <text:p text:style-name="P12">Integrable con Odoo y SuiteCRM.</text:p>
            </text:list-item>
          </text:list>
        </text:list-item>
        <text:list-item>
          <text:p text:style-name="P12"><text:span text:style-name="Strong_20_Emphasis">Justificación:</text:span> Ideal para informes compartidos, contratos, manuales, procedimientos internos, etc.</text:p>
        </text:list-item>
      </text:list>
      <text:p text:style-name="Horizontal_20_Line"/>
      <text:h text:style-name="Heading_20_3" text:outline-level="3">2. <text:span text:style-name="Strong_20_Emphasis">Backup y alta disponibilidad</text:span></text:h>
      <text:list xml:id="list8139118730471413087" text:style-name="L19">
        <text:list-item>
          <text:p text:style-name="P13"><text:span text:style-name="Strong_20_Emphasis">Propuesta técnica:</text:span></text:p>
          <text:list>
            <text:list-item>
              <text:p text:style-name="P13">Contenedores Docker para cada aplicación (Odoo, SuiteCRM, Metabase).</text:p>
            </text:list-item>
            <text:list-item>
              <text:p text:style-name="P13">Orquestación con <text:span text:style-name="Strong_20_Emphasis">Kubernetes</text:span> o <text:span text:style-name="Strong_20_Emphasis">Docker Compose</text:span> si se busca algo más sencillo.</text:p>
            </text:list-item>
            <text:list-item>
              <text:p text:style-name="P13">Backup automatizado de la base de datos (scripts + cron o soluciones como Velero).</text:p>
            </text:list-item>
          </text:list>
        </text:list-item>
        <text:list-item>
          <text:p text:style-name="P13"><text:span text:style-name="Strong_20_Emphasis">Justificación:</text:span> Asegura continuidad del negocio y resiliencia ante fallos, algo clave incluso en pymes.</text:p>
        </text:list-item>
      </text:list>
      <text:p text:style-name="Horizontal_20_Line"/>
      <text:h text:style-name="Heading_20_3" text:outline-level="3">3. <text:span text:style-name="Strong_20_Emphasis">Control de accesos y seguridad: Autenticación centralizada</text:span></text:h>
      <text:list xml:id="list2983857147699656597" text:style-name="L20">
        <text:list-item>
          <text:p text:style-name="P14"><text:span text:style-name="Strong_20_Emphasis">Herramienta:</text:span> Autenticación vía <text:span text:style-name="Strong_20_Emphasis">LDAP</text:span> o <text:span text:style-name="Strong_20_Emphasis">Keycloak</text:span>.</text:p>
        </text:list-item>
        <text:list-item>
          <text:p text:style-name="P14"><text:span text:style-name="Strong_20_Emphasis">Justificación:</text:span> Unifica accesos y refuerza seguridad de los usuarios al usar credenciales únicas para ERP, CRM y otros sistemas.</text:p>
        </text:list-item>
      </text:list>
      <text:p text:style-name="Horizontal_20_Line"/>
      <text:h text:style-name="Heading_20_3" text:outline-level="3">4. <text:span text:style-name="Strong_20_Emphasis">Gestión de tareas y proyectos: Wekan o Taiga</text:span></text:h>
      <text:list xml:id="list744314594365430770" text:style-name="L21">
        <text:list-item>
          <text:p text:style-name="P15"><text:span text:style-name="Strong_20_Emphasis">Para quién:</text:span> Equipos de ventas, marketing o producción.</text:p>
        </text:list-item>
        <text:list-item>
          <text:p text:style-name="P15"><text:span text:style-name="Strong_20_Emphasis">Funcionalidad:</text:span> Kanban, control de hitos, asignación de tareas.</text:p>
        </text:list-item>
        <text:list-item>
          <text:p text:style-name="P15"><text:span text:style-name="Strong_20_Emphasis">Justificación:</text:span> Mejora la productividad y planificación, especialmente útil si crece el equipo o se diversifican las tareas.</text:p>
        </text:list-item>
      </text:list>
      <text:p text:style-name="Horizontal_20_Line"/>
      <text:h text:style-name="Heading_20_3" text:outline-level="3">5. <text:span text:style-name="Strong_20_Emphasis">Control de calidad o incidencias: GLPI o Redmine</text:span></text:h>
      <text:list xml:id="list7888234420419624888" text:style-name="L22">
        <text:list-item>
          <text:p text:style-name="P16"><text:span text:style-name="Strong_20_Emphasis">Para qué:</text:span> Seguimiento de incidencias internas (equipos, software, RRHH, clientes).</text:p>
        </text:list-item>
        <text:list-item>
          <text:p text:style-name="P16"><text:soft-page-break/><text:span text:style-name="Strong_20_Emphasis">Justificación:</text:span> Aporta trazabilidad, documentación y profesionaliza el soporte interno y externo.</text:p>
        </text:list-item>
      </text:list>
      <text:p text:style-name="Horizontal_20_Line"/>
      <text:h text:style-name="Heading_20_3" text:outline-level="3">6. <text:span text:style-name="Strong_20_Emphasis">Correo y colaboración: Migración completa a Microsoft 365 o Google Workspace</text:span></text:h>
      <text:list xml:id="list4801731616901699480" text:style-name="L23">
        <text:list-item>
          <text:p text:style-name="P17"><text:span text:style-name="Strong_20_Emphasis">Situación actual:</text:span> Uso parcial de Microsoft 365.</text:p>
        </text:list-item>
        <text:list-item>
          <text:p text:style-name="P17"><text:span text:style-name="Strong_20_Emphasis">Propuesta:</text:span> Estandarizar el uso de Teams, Outlook, OneDrive o pasarse a Google (según preferencias).</text:p>
        </text:list-item>
        <text:list-item>
          <text:p text:style-name="P17"><text:span text:style-name="Strong_20_Emphasis">Justificación:</text:span> Comunicación integrada, videollamadas, gestión de calendario, documentos colaborativos, etc.</text:p>
        </text:list-item>
      </text:list>
      <text:p text:style-name="Horizontal_20_Line"/>
      <text:h text:style-name="Heading_20_3" text:outline-level="3">7. <text:span text:style-name="Strong_20_Emphasis">Indicadores de rendimiento (KPIs) por rol</text:span></text:h>
      <text:list xml:id="list129675668887806624" text:style-name="L24">
        <text:list-item>
          <text:p text:style-name="P18">Establecer dashboards personalizados:</text:p>
          <text:list>
            <text:list-item>
              <text:p text:style-name="P18">Dirección: Márgenes, ventas, productividad.</text:p>
            </text:list-item>
            <text:list-item>
              <text:p text:style-name="P18">Finanzas: Liquidez, facturación, cobros/pagos.</text:p>
            </text:list-item>
            <text:list-item>
              <text:p text:style-name="P18">Ventas: Oportunidades abiertas, conversión, ventas por producto o región.</text:p>
            </text:list-item>
            <text:list-item>
              <text:p text:style-name="P18">RRHH: Absentismo, productividad, rotación.</text:p>
            </text:list-item>
          </text:list>
        </text:list-item>
      </text:list>
      <text:p text:style-name="Text_20_body">Esto se puede hacer desde Metabase o Grafana y mejora <text:span text:style-name="Strong_20_Emphasis">la toma de decisiones y la responsabilidad por área</text:span>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soft-page-break/><text:span text:style-name="Strong_20_Emphasis">Resumen financiero estimado de la propuesta</text:span></text:h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header-rows>
          <table:table-row>
            <table:table-cell table:style-name="Tabla2.A1" office:value-type="string">
              <text:p text:style-name="Table_20_Heading">Concepto</text:p>
            </table:table-cell>
            <table:table-cell table:style-name="Tabla2.A1" office:value-type="string">
              <text:p text:style-name="Table_20_Heading">Herramienta propuesta</text:p>
            </table:table-cell>
            <table:table-cell table:style-name="Tabla2.A1" office:value-type="string">
              <text:p text:style-name="Table_20_Heading">Coste aproximado anual</text:p>
            </table:table-cell>
            <table:table-cell table:style-name="Tabla2.A1" office:value-type="string">
              <text:p text:style-name="Table_20_Heading">Observaciones</text:p>
            </table:table-cell>
          </table:table-row>
        </table:table-header-rows>
        <table:table-row>
          <table:table-cell table:style-name="Tabla2.A1" office:value-type="string">
            <text:p text:style-name="Table_20_Contents"><text:span text:style-name="Strong_20_Emphasis">ERP</text:span></text:p>
          </table:table-cell>
          <table:table-cell table:style-name="Tabla2.A1" office:value-type="string">
            <text:p text:style-name="Table_20_Contents">Odoo Community (autoalojado)</text:p>
          </table:table-cell>
          <table:table-cell table:style-name="Tabla2.A1" office:value-type="string">
            <text:p text:style-name="Table_20_Contents">0 € (licencia) / 1.000–2.000 € (mantenimiento)</text:p>
          </table:table-cell>
          <table:table-cell table:style-name="Tabla2.A1" office:value-type="string">
            <text:p text:style-name="Table_20_Contents">Coste si se autogestiona. Odoo Enterprise serían +€25/usuario/mes.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CRM</text:span></text:p>
          </table:table-cell>
          <table:table-cell table:style-name="Tabla2.A1" office:value-type="string">
            <text:p text:style-name="Table_20_Contents">SuiteCRM (open-source)</text:p>
          </table:table-cell>
          <table:table-cell table:style-name="Tabla2.A1" office:value-type="string">
            <text:p text:style-name="Table_20_Contents">0 € / 800–1.500 € (setup y soporte)</text:p>
          </table:table-cell>
          <table:table-cell table:style-name="Tabla2.A1" office:value-type="string">
            <text:p text:style-name="Table_20_Contents">Sin coste de licencia. Puede autogestionarse o contratar soporte externo.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Informes / BI</text:span></text:p>
          </table:table-cell>
          <table:table-cell table:style-name="Tabla2.A1" office:value-type="string">
            <text:p text:style-name="Table_20_Contents">Metabase (self-hosted)</text:p>
          </table:table-cell>
          <table:table-cell table:style-name="Tabla2.A1" office:value-type="string">
            <text:p text:style-name="Table_20_Contents">0 € / 500 € (setup inicial)</text:p>
          </table:table-cell>
          <table:table-cell table:style-name="Tabla2.A1" office:value-type="string">
            <text:p text:style-name="Table_20_Contents">Gratis si se despliega en Docker. Coste por instalación y formación.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Analítica técnica</text:span></text:p>
          </table:table-cell>
          <table:table-cell table:style-name="Tabla2.A1" office:value-type="string">
            <text:p text:style-name="Table_20_Contents">Grafana (opcional)</text:p>
          </table:table-cell>
          <table:table-cell table:style-name="Tabla2.A1" office:value-type="string">
            <text:p text:style-name="Table_20_Contents">0 € / 300–600 € (solo si se usa para producción)</text:p>
          </table:table-cell>
          <table:table-cell table:style-name="Tabla2.A1" office:value-type="string">
            <text:p text:style-name="Table_20_Contents">No es imprescindible desde el inicio.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Gestión documental</text:span></text:p>
          </table:table-cell>
          <table:table-cell table:style-name="Tabla2.A1" office:value-type="string">
            <text:p text:style-name="Table_20_Contents">Nextcloud</text:p>
          </table:table-cell>
          <table:table-cell table:style-name="Tabla2.A1" office:value-type="string">
            <text:p text:style-name="Table_20_Contents">0 € / 500–800 € (despliegue + mantenimiento)</text:p>
          </table:table-cell>
          <table:table-cell table:style-name="Tabla2.A1" office:value-type="string">
            <text:p text:style-name="Table_20_Contents">Ahorro a largo plazo frente a soluciones propietarias.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Automatización de flujos</text:span></text:p>
          </table:table-cell>
          <table:table-cell table:style-name="Tabla2.A1" office:value-type="string">
            <text:p text:style-name="Table_20_Contents">n8n (open-source)</text:p>
          </table:table-cell>
          <table:table-cell table:style-name="Tabla2.A1" office:value-type="string">
            <text:p text:style-name="Table_20_Contents">0 € / 200–400 € (scripts e integración)</text:p>
          </table:table-cell>
          <table:table-cell table:style-name="Tabla2.A1" office:value-type="string">
            <text:p text:style-name="Table_20_Contents">Ideal para flujos entre Odoo, CRM, Metabase.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Infraestructura (Docker)</text:span></text:p>
          </table:table-cell>
          <table:table-cell table:style-name="Tabla2.A1" office:value-type="string">
            <text:p text:style-name="Table_20_Contents">Autogestionado en VPS o NAS</text:p>
          </table:table-cell>
          <table:table-cell table:style-name="Tabla2.A1" office:value-type="string">
            <text:p text:style-name="Table_20_Contents">300–700 €/año</text:p>
          </table:table-cell>
          <table:table-cell table:style-name="Tabla2.A1" office:value-type="string">
            <text:p text:style-name="Table_20_Contents">VPS o servidor local. Opcional cloud.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Soporte externo / consultoría</text:span></text:p>
          </table:table-cell>
          <table:table-cell table:style-name="Tabla2.A1" office:value-type="string">
            <text:p text:style-name="Table_20_Contents">(varios)</text:p>
          </table:table-cell>
          <table:table-cell table:style-name="Tabla2.A1" office:value-type="string">
            <text:p text:style-name="Table_20_Contents">1.000–2.000 €/año</text:p>
          </table:table-cell>
          <table:table-cell table:style-name="Tabla2.A1" office:value-type="string">
            <text:p text:style-name="Table_20_Contents">Para mantenimiento, backups, actualizaciones.</text:p>
          </table:table-cell>
        </table:table-row>
      </table:table>
      <text:p text:style-name="Horizontal_20_Line"/>
      <text:h text:style-name="Heading_20_3" text:outline-level="3"><text:span text:style-name="Strong_20_Emphasis">Coste total estimado anual:</text:span></text:h>
      <text:p text:style-name="Text_20_body"><text:span text:style-name="Strong_20_Emphasis">Entre 2.000 y 5.000 €</text:span>, dependiendo del grado de autogestión técnica.<text:line-break/><text:span text:style-name="Emphasis">Una solución comercial cerrada con características similares podría costar más de 10.000 €/año.</text:span></text:p>
      <text:p text:style-name="Text_20_body"><text:span text:style-name="Emphasis"/></text:p>
      <text:h text:style-name="Heading_20_2" text:outline-level="2"><text:span text:style-name="Emphasis"><text:span text:style-name="Strong_20_Emphasis">Conclusión</text:span></text:span></text:h>
      <text:p text:style-name="Text_20_body">La solución tecnológica propuesta no solo resuelve los requerimientos iniciales (ERP, CRM, informes y analítica), sino que sienta las bases de una <text:span text:style-name="Strong_20_Emphasis">infraestructura digital moderna, resiliente y colaborativa</text:span> adaptada a los retos actuales de una pyme industrial en crecimiento.</text:p>
      <text:p text:style-name="Text_20_body">Al integrar herramientas como <text:span text:style-name="Strong_20_Emphasis">Odoo, SuiteCRM, Metabase y Nextcloud</text:span>, junto con automatización vía <text:span text:style-name="Strong_20_Emphasis">n8n</text:span> y despliegue en contenedores Docker, la empresa:</text:p>
      <text:list xml:id="list42462227564203672" text:style-name="L25">
        <text:list-item>
          <text:p text:style-name="P19">Obtiene <text:span text:style-name="Strong_20_Emphasis">control total sobre sus datos y procesos</text:span>.</text:p>
        </text:list-item>
        <text:list-item>
          <text:p text:style-name="P19">Facilita la <text:span text:style-name="Strong_20_Emphasis">colaboración interna y el teletrabajo</text:span>.</text:p>
        </text:list-item>
        <text:list-item>
          <text:p text:style-name="P19">Dispone de <text:span text:style-name="Strong_20_Emphasis">informes inteligentes, actualizados en tiempo real</text:span>.</text:p>
        </text:list-item>
        <text:list-item>
          <text:p text:style-name="P19">Mejora la seguridad, escalabilidad y reducción de costes.</text:p>
        </text:list-item>
      </text:list>
      <text:p text:style-name="Text_20_body">Todo ello con una inversión muy ajustada (menos de 5.000 €/año), asegurando una transición digital profesional, sostenible y con independencia tecnológica a largo plazo.</text:p>
      <text:p text:style-name="Text_20_body"><text:span text:style-name="Emphasis"/></text:p>
      <text:h text:style-name="Heading_20_2" text:outline-level="2"><text:soft-page-break/><text:span text:style-name="Strong_20_Emphasis">Flujo de trabajo: Generación de documentación de ventas</text:span></text:h>
      <text:h text:style-name="Heading_20_3" text:outline-level="3"><text:span text:style-name="Strong_20_Emphasis">Objetivo del flujo</text:span></text:h>
      <text:p text:style-name="Text_20_body">Automatizar la generación de documentos e informes de ventas (facturas, presupuestos, informes comerciales y reportes mensuales) a partir de los datos centralizados en el ERP y CRM.</text:p>
      <text:p text:style-name="Horizontal_20_Line"/>
      <text:h text:style-name="Heading_20_2" text:outline-level="2"><text:span text:style-name="Strong_20_Emphasis">Etapas del flujo de trabajo</text:span></text:h>
      <text:p text:style-name="Horizontal_20_Line"/>
      <text:h text:style-name="Heading_20_3" text:outline-level="3">1. <text:span text:style-name="Strong_20_Emphasis">Entrada de datos – Registro de la oportunidad</text:span></text:h>
      <text:list xml:id="list4500523608150398704" text:style-name="L26">
        <text:list-item>
          <text:p text:style-name="P20"><text:span text:style-name="Strong_20_Emphasis">Herramienta:</text:span> SuiteCRM</text:p>
        </text:list-item>
        <text:list-item>
          <text:p text:style-name="P20"><text:span text:style-name="Strong_20_Emphasis">Responsable:</text:span> Equipo comercial</text:p>
        </text:list-item>
        <text:list-item>
          <text:p text:style-name="P20"><text:span text:style-name="Strong_20_Emphasis">Acciones:</text:span></text:p>
          <text:list>
            <text:list-item>
              <text:p text:style-name="P20">Se crea una <text:span text:style-name="Strong_20_Emphasis">oportunidad de venta</text:span> asociada a un cliente.</text:p>
            </text:list-item>
            <text:list-item>
              <text:p text:style-name="P20">Se registran los productos/servicios de interés y los importes estimados.</text:p>
            </text:list-item>
            <text:list-item>
              <text:p text:style-name="P20">Se anota el estado de la negociación y fecha estimada de cierre.</text:p>
            </text:list-item>
          </text:list>
        </text:list-item>
      </text:list>
      <text:p text:style-name="Horizontal_20_Line"/>
      <text:h text:style-name="Heading_20_3" text:outline-level="3">2. <text:span text:style-name="Strong_20_Emphasis">Conversión en pedido y emisión de factura</text:span></text:h>
      <text:list xml:id="list2035168218305444648" text:style-name="L27">
        <text:list-item>
          <text:p text:style-name="P21"><text:span text:style-name="Strong_20_Emphasis">Herramienta:</text:span> Odoo ERP</text:p>
        </text:list-item>
        <text:list-item>
          <text:p text:style-name="P21"><text:span text:style-name="Strong_20_Emphasis">Responsable:</text:span> Departamento de ventas / administración</text:p>
        </text:list-item>
        <text:list-item>
          <text:p text:style-name="P21"><text:span text:style-name="Strong_20_Emphasis">Acciones:</text:span></text:p>
          <text:list>
            <text:list-item>
              <text:p text:style-name="P21">Cuando se cierra la oportunidad en SuiteCRM, se genera automáticamente un <text:span text:style-name="Strong_20_Emphasis">pedido de venta en Odoo</text:span> (vía integración con n8n o API).</text:p>
            </text:list-item>
            <text:list-item>
              <text:p text:style-name="P21">Desde ese pedido, se emite la <text:span text:style-name="Strong_20_Emphasis">factura correspondiente</text:span> en formato PDF.</text:p>
            </text:list-item>
            <text:list-item>
              <text:p text:style-name="P21">La factura queda archivada en Odoo y se puede compartir automáticamente con el cliente o enviar por email.</text:p>
            </text:list-item>
          </text:list>
        </text:list-item>
      </text:list>
      <text:p text:style-name="Horizontal_20_Line"/>
      <text:h text:style-name="Heading_20_3" text:outline-level="3">3. <text:span text:style-name="Strong_20_Emphasis">Almacenamiento y organización documental</text:span></text:h>
      <text:list xml:id="list9209625582422714470" text:style-name="L28">
        <text:list-item>
          <text:p text:style-name="P22"><text:span text:style-name="Strong_20_Emphasis">Herramienta:</text:span> Nextcloud</text:p>
        </text:list-item>
        <text:list-item>
          <text:p text:style-name="P22"><text:span text:style-name="Strong_20_Emphasis">Responsable:</text:span> Sistema automatizado / administración</text:p>
        </text:list-item>
        <text:list-item>
          <text:p text:style-name="P22"><text:span text:style-name="Strong_20_Emphasis">Acciones:</text:span></text:p>
          <text:list>
            <text:list-item>
              <text:p text:style-name="P22">Odoo guarda automáticamente la factura generada en una carpeta de <text:span text:style-name="Strong_20_Emphasis">Nextcloud</text:span>, siguiendo estructura:<text:line-break/><text:span text:style-name="Source_20_Text">/Ventas/2025/ClienteX/Factura_00012.pdf</text:span></text:p>
            </text:list-item>
            <text:list-item>
              <text:p text:style-name="P22"><text:soft-page-break/>También se pueden guardar otros documentos (presupuestos, albaranes) relacionados con el pedido.</text:p>
            </text:list-item>
          </text:list>
        </text:list-item>
      </text:list>
      <text:p text:style-name="Horizontal_20_Line"/>
      <text:h text:style-name="Heading_20_3" text:outline-level="3"><text:s/>4. <text:span text:style-name="Strong_20_Emphasis">Generación automática de informes y dashboards</text:span></text:h>
      <text:list xml:id="list5031023795729558512" text:style-name="L29">
        <text:list-item>
          <text:p text:style-name="P23"><text:span text:style-name="Strong_20_Emphasis">Herramienta:</text:span> Metabase</text:p>
        </text:list-item>
        <text:list-item>
          <text:p text:style-name="P23"><text:span text:style-name="Strong_20_Emphasis">Responsable:</text:span> Dirección / comercial</text:p>
        </text:list-item>
        <text:list-item>
          <text:p text:style-name="P23"><text:span text:style-name="Strong_20_Emphasis">Acciones:</text:span></text:p>
          <text:list>
            <text:list-item>
              <text:p text:style-name="P23">Metabase se conecta a la base de datos de Odoo y extrae datos de ventas: totales por mes, por cliente, por producto, por zona...</text:p>
            </text:list-item>
            <text:list-item>
              <text:p text:style-name="P23">Cada semana o mes se genera automáticamente un <text:span text:style-name="Strong_20_Emphasis">informe PDF</text:span> con gráficos y métricas clave.</text:p>
            </text:list-item>
            <text:list-item>
              <text:p text:style-name="P23">Estos informes se pueden:</text:p>
              <text:list>
                <text:list-item>
                  <text:p text:style-name="P23">Descargar manualmente.</text:p>
                </text:list-item>
                <text:list-item>
                  <text:p text:style-name="P23">Enviar automáticamente a gerencia por email.</text:p>
                </text:list-item>
                <text:list-item>
                  <text:p text:style-name="P23">Consultar en un dashboard en tiempo real.</text:p>
                </text:list-item>
              </text:list>
            </text:list-item>
          </text:list>
        </text:list-item>
      </text:list>
      <text:p text:style-name="Horizontal_20_Line"/>
      <text:h text:style-name="Heading_20_3" text:outline-level="3"><text:s/>5. <text:span text:style-name="Strong_20_Emphasis">Análisis estratégico</text:span></text:h>
      <text:list xml:id="list4715207177930852164" text:style-name="L30">
        <text:list-item>
          <text:p text:style-name="P24"><text:span text:style-name="Strong_20_Emphasis">Herramienta (opcional):</text:span> Grafana</text:p>
        </text:list-item>
        <text:list-item>
          <text:p text:style-name="P24"><text:span text:style-name="Strong_20_Emphasis">Responsable:</text:span> Dirección / marketing</text:p>
        </text:list-item>
        <text:list-item>
          <text:p text:style-name="P24"><text:span text:style-name="Strong_20_Emphasis">Acciones:</text:span></text:p>
          <text:list>
            <text:list-item>
              <text:p text:style-name="P24">Visualización de métricas avanzadas como ciclos de conversión, previsiones de ingresos, análisis por canal, etc.</text:p>
            </text:list-item>
            <text:list-item>
              <text:p text:style-name="P24">Apoya la toma de decisiones estratégicas.</text:p>
            </text:list-item>
          </text:list>
        </text:list-item>
      </text:list>
      <text:p text:style-name="Horizontal_20_Line"/>
      <text:h text:style-name="Heading_20_2" text:outline-level="2"><text:span text:style-name="Strong_20_Emphasis">Resultado final</text:span></text:h>
      <text:p text:style-name="Text_20_body">Cada operación de venta genera de forma integrada:</text:p>
      <text:list xml:id="list7017570270648162509" text:style-name="L31">
        <text:list-item>
          <text:p text:style-name="P25">Documento comercial (factura PDF).</text:p>
        </text:list-item>
        <text:list-item>
          <text:p text:style-name="P25">Archivo estructurado en Nextcloud.</text:p>
        </text:list-item>
        <text:list-item>
          <text:p text:style-name="P25">Registro completo en el CRM y ERP.</text:p>
        </text:list-item>
        <text:list-item>
          <text:p text:style-name="P25">Informes agregados en Metabase para análisis periódico.</text:p>
        </text:list-item>
      </text:list>
      <text:p text:style-name="Horizontal_20_Line"/>
      <text:h text:style-name="Heading_20_2" text:outline-level="2"><text:span text:style-name="Strong_20_Emphasis">Ventajas del flujo</text:span></text:h>
      <text:list xml:id="list947816883745410688" text:style-name="L32">
        <text:list-item>
          <text:p text:style-name="P26"><text:span text:style-name="Strong_20_Emphasis">Automatización</text:span> de tareas repetitivas.</text:p>
        </text:list-item>
        <text:list-item>
          <text:p text:style-name="P26"><text:soft-page-break/><text:span text:style-name="Strong_20_Emphasis">Trazabilidad completa</text:span> de la venta (desde oportunidad hasta facturación).</text:p>
        </text:list-item>
        <text:list-item>
          <text:p text:style-name="P26"><text:span text:style-name="Strong_20_Emphasis">Acceso rápido</text:span> a documentos por parte del equipo.</text:p>
        </text:list-item>
        <text:list-item>
          <text:p text:style-name="P26"><text:span text:style-name="Strong_20_Emphasis">Reducción de errores humanos</text:span> en el traspaso de datos.</text:p>
        </text:list-item>
        <text:list-item>
          <text:p text:style-name="P26"><text:span text:style-name="Strong_20_Emphasis">Análisis estratégico</text:span> continuo con datos actualizados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soft-page-break/><text:span text:style-name="Strong_20_Emphasis">Posibles mejoras del flujo de trabajo de generación de documentos de ventas</text:span></text:h>
      <text:h text:style-name="Heading_20_3" text:outline-level="3">1. <text:span text:style-name="Strong_20_Emphasis">Digitalización total del ciclo de ventas</text:span></text:h>
      <text:p text:style-name="Text_20_body"><text:span text:style-name="Strong_20_Emphasis">Actualmente:</text:span> Hay varias herramientas conectadas, pero algunas acciones (como la creación del pedido desde el CRM o la descarga del informe) pueden ser semi-manuales.</text:p>
      <text:p text:style-name="Text_20_body"><text:span text:style-name="Strong_20_Emphasis">Mejora:</text:span></text:p>
      <text:list xml:id="list7398448113952541365" text:style-name="L33">
        <text:list-item>
          <text:p text:style-name="P27">Usar <text:span text:style-name="Strong_20_Emphasis">n8n</text:span> para automatizar por completo estos pasos:</text:p>
          <text:list>
            <text:list-item>
              <text:p text:style-name="P27">Cuando se gana una oportunidad en SuiteCRM → se genera automáticamente el pedido en Odoo y se inicia la facturación.</text:p>
            </text:list-item>
            <text:list-item>
              <text:p text:style-name="P27">Los documentos generados (factura, presupuesto) se envían automáticamente al cliente desde Odoo.</text:p>
            </text:list-item>
            <text:list-item>
              <text:p text:style-name="P27">El equipo comercial recibe una notificación en Nextcloud o email con el documento vinculado.</text:p>
            </text:list-item>
          </text:list>
        </text:list-item>
      </text:list>
      <text:p text:style-name="Horizontal_20_Line"/>
      <text:h text:style-name="Heading_20_3" text:outline-level="3">2. <text:span text:style-name="Strong_20_Emphasis">Firma digital y trazabilidad legal</text:span></text:h>
      <text:p text:style-name="Text_20_body"><text:span text:style-name="Strong_20_Emphasis">Mejora:</text:span></text:p>
      <text:list xml:id="list4295571736462527113" text:style-name="L34">
        <text:list-item>
          <text:p text:style-name="P28">Integrar una solución de firma electrónica como <text:span text:style-name="Strong_20_Emphasis">OnlyOffice + Nextcloud</text:span> o <text:span text:style-name="Strong_20_Emphasis">FirmaCLOUD</text:span> para que presupuestos y contratos se firmen digitalmente.</text:p>
        </text:list-item>
        <text:list-item>
          <text:p text:style-name="P28">Esto acelera el cierre de ventas y evita impresión y escaneado.</text:p>
        </text:list-item>
        <text:list-item>
          <text:p text:style-name="P28">Se almacena un registro de versiones y firmas con validez legal en Europa (eIDAS).</text:p>
        </text:list-item>
      </text:list>
      <text:p text:style-name="Horizontal_20_Line"/>
      <text:h text:style-name="Heading_20_3" text:outline-level="3">3. <text:span text:style-name="Strong_20_Emphasis">Plantillas automáticas de comunicación con clientes</text:span></text:h>
      <text:p text:style-name="Text_20_body"><text:span text:style-name="Strong_20_Emphasis">Mejora:</text:span></text:p>
      <text:list xml:id="list884139512259834590" text:style-name="L35">
        <text:list-item>
          <text:p text:style-name="P29">Crear plantillas en Odoo o CRM que generen <text:span text:style-name="Strong_20_Emphasis">correos automáticos</text:span> personalizados:</text:p>
          <text:list>
            <text:list-item>
              <text:p text:style-name="P29">Presupuesto enviado con botón de "Aceptar".</text:p>
            </text:list-item>
            <text:list-item>
              <text:p text:style-name="P29">Factura con instrucciones de pago.</text:p>
            </text:list-item>
            <text:list-item>
              <text:p text:style-name="P29">Enlace directo a documentación de soporte postventa (manuales, condiciones de garantía, etc.).</text:p>
            </text:list-item>
          </text:list>
        </text:list-item>
      </text:list>
      <text:p text:style-name="Horizontal_20_Line"/>
      <text:h text:style-name="Heading_20_3" text:outline-level="3">4. <text:span text:style-name="Strong_20_Emphasis">Integración con logística (si aplica)</text:span></text:h>
      <text:p text:style-name="Text_20_body"><text:span text:style-name="Strong_20_Emphasis">Mejora:</text:span></text:p>
      <text:list xml:id="list4370963326777902274" text:style-name="L36">
        <text:list-item>
          <text:p text:style-name="P30">Si hay productos físicos: al confirmar una venta → se lanza automáticamente el albarán de entrega.</text:p>
        </text:list-item>
        <text:list-item>
          <text:p text:style-name="P30">Se pueden generar documentos como etiquetas de envío o acuses de entrega desde Odoo.</text:p>
        </text:list-item>
      </text:list>
      <text:p text:style-name="Horizontal_20_Line"/>
      <text:h text:style-name="Heading_20_3" text:outline-level="3"><text:soft-page-break/>5. <text:span text:style-name="Strong_20_Emphasis">Mejor segmentación y predicción de ventas</text:span></text:h>
      <text:p text:style-name="Text_20_body"><text:span text:style-name="Strong_20_Emphasis">Mejora:</text:span></text:p>
      <text:list xml:id="list2595003949677086846" text:style-name="L37">
        <text:list-item>
          <text:p text:style-name="P31">Incorporar módulos de predicción (Odoo ya tiene algunos en ventas).</text:p>
        </text:list-item>
        <text:list-item>
          <text:p text:style-name="P31">Uso de Metabase o Grafana para crear dashboards tipo "pipeline de ventas" con:</text:p>
          <text:list>
            <text:list-item>
              <text:p text:style-name="P31">Valor probable de cierre por comercial.</text:p>
            </text:list-item>
            <text:list-item>
              <text:p text:style-name="P31">Tiempo medio de conversión por producto o cliente.</text:p>
            </text:list-item>
            <text:list-item>
              <text:p text:style-name="P31">Estacionalidad y predicción por trimestre.</text:p>
            </text:list-item>
          </text:list>
        </text:list-item>
      </text:list>
      <text:p text:style-name="Horizontal_20_Line"/>
      <text:h text:style-name="Heading_20_3" text:outline-level="3">6. <text:span text:style-name="Strong_20_Emphasis">Chat interno contextual en documentos</text:span></text:h>
      <text:p text:style-name="Text_20_body"><text:span text:style-name="Strong_20_Emphasis">Mejora:</text:span></text:p>
      <text:list xml:id="list8650867952036464310" text:style-name="L38">
        <text:list-item>
          <text:p text:style-name="P32">Añadir una solución como <text:span text:style-name="Strong_20_Emphasis">Element/Matrix o Rocket.Chat</text:span> integrada con Nextcloud, para permitir conversaciones internas <text:span text:style-name="Strong_20_Emphasis">por documento</text:span>:</text:p>
          <text:list>
            <text:list-item>
              <text:p text:style-name="P32">Un comercial puede dejar un comentario dentro del presupuesto con dudas.</text:p>
            </text:list-item>
            <text:list-item>
              <text:p text:style-name="P32">El financiero responde desde el mismo entorno Nextcloud.</text:p>
            </text:list-item>
          </text:list>
        </text:list-item>
      </text:list>
      <text:p text:style-name="Horizontal_20_Line"/>
      <text:h text:style-name="Heading_20_3" text:outline-level="3">7. <text:s/><text:span text:style-name="Strong_20_Emphasis">Testing y control de calidad de informes</text:span></text:h>
      <text:p text:style-name="Text_20_body"><text:span text:style-name="Strong_20_Emphasis">Mejora:</text:span></text:p>
      <text:list xml:id="list7085303884815841865" text:style-name="L39">
        <text:list-item>
          <text:p text:style-name="P33">Incorporar una rutina automatizada (script n8n o cron en servidor) que valide:</text:p>
          <text:list>
            <text:list-item>
              <text:p text:style-name="P33">Si todos los pedidos cerrados tienen factura asociada.</text:p>
            </text:list-item>
            <text:list-item>
              <text:p text:style-name="P33">Si todos los documentos se almacenaron correctamente en Nextcloud.</text:p>
            </text:list-item>
            <text:list-item>
              <text:p text:style-name="P33">Si Metabase actualizó correctamente sus dashboards.</text:p>
            </text:list-item>
          </text:list>
        </text:list-item>
      </text:list>
      <text:p text:style-name="Text_20_body">Esto ayuda a detectar errores de integración o flujos incompletos.</text:p>
      <text:p text:style-name="Horizontal_20_Line"/>
      <text:h text:style-name="Heading_20_2" text:outline-level="2"><text:span text:style-name="Strong_20_Emphasis">Conclusión de mejora del flujo</text:span></text:h>
      <text:p text:style-name="Text_20_body">Estas mejoras no cambian la arquitectura base, sino que <text:span text:style-name="Strong_20_Emphasis">refinan la integración, eliminan tareas manuales</text:span>, mejoran la <text:span text:style-name="Strong_20_Emphasis">experiencia del cliente y la colaboración interna</text:span>, y <text:span text:style-name="Strong_20_Emphasis">refuerzan la seguridad legal y documental</text:span>.</text:p>
      <text:p text:style-name="Text_20_body">Podríamos decir que se pasa de un sistema eficiente a un sistema <text:span text:style-name="Strong_20_Emphasis">profesionalizado, confiable y escalable</text:span>, listo para soportar crecimiento o certificaciones (como ISO 9001)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2H25M14S</meta:editing-duration>
    <meta:editing-cycles>3</meta:editing-cycles>
    <meta:generator>OpenOffice/4.1.15$Win32 OpenOffice.org_project/4115m2$Build-9813</meta:generator>
    <dc:date>2025-07-02T09:31:22.77</dc:date>
    <meta:document-statistic meta:table-count="2" meta:image-count="0" meta:object-count="0" meta:page-count="12" meta:paragraph-count="266" meta:word-count="2188" meta:character-count="14427"/>
    <dc:creator>Juan Lorenzo Corral Moreno</dc:creator>
    <meta:user-defined meta:name="Info 1"/>
    <meta:user-defined meta:name="Info 2"/>
    <meta:user-defined meta:name="Info 3"/>
    <meta:user-defined meta:name="Info 4"/>
  </office:meta>
</office:document-meta>
</file>